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Whitney" svg:font-family="Whitney, 'Helvetica Neue', Helvetica, Arial, sans-serif"/>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7116" officeooo:paragraph-rsid="00177116" style:font-weight-asian="bold" style:font-weight-complex="bold"/>
    </style:style>
    <style:style style:name="P2" style:family="paragraph" style:parent-style-name="Standard">
      <style:paragraph-properties fo:text-align="justify" style:justify-single-word="false"/>
      <style:text-properties fo:font-weight="normal" officeooo:rsid="00177116" officeooo:paragraph-rsid="00177116" style:font-weight-asian="normal" style:font-weight-complex="normal"/>
    </style:style>
    <style:style style:name="P3" style:family="paragraph" style:parent-style-name="Standard">
      <style:paragraph-properties fo:text-align="justify" style:justify-single-word="false"/>
      <style:text-properties fo:font-weight="normal" officeooo:rsid="00184383" officeooo:paragraph-rsid="001c2d85" style:font-weight-asian="normal" style:font-weight-complex="normal"/>
    </style:style>
    <style:style style:name="P4"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77116" officeooo:paragraph-rsid="00177116"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84383" officeooo:paragraph-rsid="001c2d85"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84383" officeooo:paragraph-rsid="00184383" style:font-weight-asian="bold" style:font-weight-complex="bold"/>
    </style:style>
    <style:style style:name="P7" style:family="paragraph" style:parent-style-name="Standard">
      <style:paragraph-properties fo:text-align="justify" style:justify-single-word="false"/>
      <style:text-properties style:text-underline-style="none" fo:font-weight="normal" officeooo:rsid="001cb30f" officeooo:paragraph-rsid="001cb30f"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e38bc" officeooo:paragraph-rsid="001cb30f"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84383" officeooo:paragraph-rsid="00184383" style:font-weight-asian="normal" style:font-weight-complex="normal"/>
    </style:style>
    <style:style style:name="P10" style:family="paragraph" style:parent-style-name="Standard">
      <style:paragraph-properties fo:text-align="justify" style:justify-single-word="false"/>
      <style:text-properties style:text-underline-style="none" fo:font-weight="bold" officeooo:rsid="001cb30f" officeooo:paragraph-rsid="001cb30f" style:font-weight-asian="bold" style:font-weight-complex="bold"/>
    </style:style>
    <style:style style:name="P11" style:family="paragraph" style:parent-style-name="Standard">
      <style:paragraph-properties fo:text-align="justify" style:justify-single-word="false"/>
      <style:text-properties style:text-underline-style="none" fo:font-weight="bold" officeooo:rsid="001e38bc" officeooo:paragraph-rsid="001e38bc" style:font-weight-asian="bold" style:font-weight-complex="bold"/>
    </style:style>
    <style:style style:name="P12" style:family="paragraph" style:parent-style-name="Standard" style:list-style-name="L1">
      <style:paragraph-properties fo:text-align="justify" style:justify-single-word="false"/>
      <style:text-properties fo:font-weight="bold" officeooo:rsid="00184383" officeooo:paragraph-rsid="00184383" style:font-weight-asian="bold" style:font-weight-complex="bold"/>
    </style:style>
    <style:style style:name="P13" style:family="paragraph" style:parent-style-name="Standard" style:list-style-name="L1">
      <style:paragraph-properties fo:text-align="justify" style:justify-single-word="false"/>
      <style:text-properties fo:font-weight="normal" officeooo:rsid="00184383" officeooo:paragraph-rsid="00184383" style:font-weight-asian="normal" style:font-weight-complex="normal"/>
    </style:style>
    <style:style style:name="P14" style:family="paragraph" style:parent-style-name="Standard" style:list-style-name="L1">
      <style:paragraph-properties fo:text-align="justify" style:justify-single-word="false"/>
      <style:text-properties fo:font-weight="normal" officeooo:rsid="001a3d3b" officeooo:paragraph-rsid="001a3d3b" style:font-weight-asian="normal" style:font-weight-complex="normal"/>
    </style:style>
    <style:style style:name="P15" style:family="paragraph" style:parent-style-name="Standard" style:list-style-name="L1">
      <style:paragraph-properties fo:text-align="justify" style:justify-single-word="false"/>
      <style:text-properties fo:font-weight="normal" officeooo:rsid="001c2d85" officeooo:paragraph-rsid="001c2d85" style:font-weight-asian="normal" style:font-weight-complex="normal"/>
    </style:style>
    <style:style style:name="P16" style:family="paragraph" style:parent-style-name="Standard" style:list-style-name="L1">
      <style:paragraph-properties fo:text-align="justify" style:justify-single-word="false"/>
      <style:text-properties fo:font-weight="normal" officeooo:paragraph-rsid="0027ff3d"/>
    </style:style>
    <style:style style:name="P17" style:family="paragraph" style:parent-style-name="Standard">
      <style:paragraph-properties fo:text-align="justify" style:justify-single-word="false"/>
      <style:text-properties fo:font-weight="normal" officeooo:rsid="00177116" officeooo:paragraph-rsid="00177116" fo:background-color="#000000" style:font-weight-asian="normal" style:font-weight-complex="normal"/>
    </style:style>
    <style:style style:name="P18" style:family="paragraph" style:parent-style-name="Standard">
      <style:paragraph-properties fo:text-align="justify" style:justify-single-word="false"/>
      <style:text-properties officeooo:paragraph-rsid="0023e1f0"/>
    </style:style>
    <style:style style:name="P19" style:family="paragraph" style:parent-style-name="Standard">
      <style:paragraph-properties fo:text-align="justify" style:justify-single-word="false"/>
      <style:text-properties style:text-position="0% 100%" officeooo:rsid="0025bc39" officeooo:paragraph-rsid="0025bc39"/>
    </style:style>
    <style:style style:name="P20" style:family="paragraph" style:parent-style-name="Standard">
      <style:paragraph-properties style:line-height-at-least="0.198in"/>
    </style:style>
    <style:style style:name="P21" style:family="paragraph" style:parent-style-name="Standard">
      <style:paragraph-properties fo:text-align="justify" style:justify-single-word="false"/>
      <style:text-properties fo:color="#000000" fo:font-weight="normal" officeooo:rsid="00177116" officeooo:paragraph-rsid="00177116" fo:background-color="transparent" style:font-weight-asian="normal" style:font-weight-complex="normal"/>
    </style:style>
    <style:style style:name="P22" style:family="paragraph" style:parent-style-name="Standard">
      <style:paragraph-properties fo:text-align="justify" style:justify-single-word="false"/>
      <style:text-properties fo:color="#000000" style:font-name="Liberation Serif" fo:font-size="12pt" fo:font-weight="bold" officeooo:paragraph-rsid="00177116" fo:background-color="transparent" style:font-size-asian="12pt" style:font-size-complex="12pt"/>
    </style:style>
    <style:style style:name="T1" style:family="text">
      <style:text-properties officeooo:rsid="001b52e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style:font-weight-asian="bold" style:font-weight-complex="bold"/>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270ae" style:font-weight-asian="normal" style:font-weight-complex="normal"/>
    </style:style>
    <style:style style:name="T8" style:family="text">
      <style:text-properties style:text-underline-style="none" fo:font-weight="normal" officeooo:rsid="0023e1f0" style:font-weight-asian="normal" style:font-weight-complex="normal"/>
    </style:style>
    <style:style style:name="T9" style:family="text">
      <style:text-properties style:text-underline-style="none" fo:font-weight="normal" officeooo:rsid="0025bc39" style:font-weight-asian="normal" style:font-weight-complex="normal"/>
    </style:style>
    <style:style style:name="T10" style:family="text">
      <style:text-properties style:text-underline-style="none" fo:font-weight="normal" officeooo:rsid="00295f80" style:font-weight-asian="normal" style:font-weight-complex="normal"/>
    </style:style>
    <style:style style:name="T11" style:family="text">
      <style:text-properties style:text-underline-style="none" fo:font-weight="normal" officeooo:rsid="0029d352" style:font-weight-asian="normal" style:font-weight-complex="normal"/>
    </style:style>
    <style:style style:name="T12" style:family="text">
      <style:text-properties style:text-underline-style="none" style:font-weight-asian="bold" style:font-weight-complex="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officeooo:rsid="001dbd73" style:font-weight-asian="normal" style:font-weight-complex="normal"/>
    </style:style>
    <style:style style:name="T16" style:family="text">
      <style:text-properties fo:font-weight="normal" officeooo:rsid="001e38bc" style:font-weight-asian="normal" style:font-weight-complex="normal"/>
    </style:style>
    <style:style style:name="T17" style:family="text">
      <style:text-properties fo:font-weight="normal" officeooo:rsid="001f5e72" style:font-weight-asian="normal" style:font-weight-complex="normal"/>
    </style:style>
    <style:style style:name="T18" style:family="text">
      <style:text-properties fo:font-weight="normal" officeooo:rsid="0020a5bd" style:font-weight-asian="normal" style:font-weight-complex="normal"/>
    </style:style>
    <style:style style:name="T19" style:family="text">
      <style:text-properties fo:font-weight="normal" officeooo:rsid="002270ae" style:font-weight-asian="normal" style:font-weight-complex="normal"/>
    </style:style>
    <style:style style:name="T20" style:family="text">
      <style:text-properties fo:font-weight="normal" officeooo:rsid="00285bb8" style:font-weight-asian="normal" style:font-weight-complex="normal"/>
    </style:style>
    <style:style style:name="T21" style:family="text">
      <style:text-properties fo:font-weight="normal" officeooo:rsid="002b6e1d"/>
    </style:style>
    <style:style style:name="T22" style:family="text">
      <style:text-properties officeooo:rsid="0020a5bd"/>
    </style:style>
    <style:style style:name="T23" style:family="text">
      <style:text-properties style:text-position="super 58%" style:text-underline-style="none" fo:font-weight="normal" style:font-weight-asian="normal" style:font-weight-complex="normal"/>
    </style:style>
    <style:style style:name="T24" style:family="text">
      <style:text-properties style:text-position="super 58%" style:text-underline-style="none" fo:font-weight="normal" officeooo:rsid="0023e1f0" style:font-weight-asian="normal" style:font-weight-complex="normal"/>
    </style:style>
    <style:style style:name="T25" style:family="text">
      <style:text-properties fo:font-variant="normal" fo:text-transform="none" fo:color="#dcddde" style:font-name="Whitney" fo:font-size="12pt" fo:letter-spacing="normal" fo:font-style="normal" officeooo:rsid="001c2d85" style:font-weight-asian="normal" style:font-weight-complex="normal"/>
    </style:style>
    <style:style style:name="T26" style:family="text">
      <style:text-properties fo:font-variant="normal" fo:text-transform="none" fo:color="#000000" style:font-name="Liberation Serif" fo:font-size="12pt" fo:letter-spacing="normal" fo:font-style="normal" officeooo:rsid="001c2d85" style:font-weight-asian="normal" style:font-weight-complex="normal"/>
    </style:style>
    <style:style style:name="T27" style:family="text">
      <style:text-properties officeooo:rsid="001a3d3b" style:font-weight-asian="normal" style:font-weight-complex="normal"/>
    </style:style>
    <style:style style:name="T28" style:family="text">
      <style:text-properties officeooo:rsid="001c2d85" style:font-weight-asian="normal" style:font-weight-complex="normal"/>
    </style:style>
    <style:style style:name="T29" style:family="text">
      <style:text-properties style:text-position="0% 100%" style:text-underline-style="none" fo:font-weight="normal" officeooo:rsid="0023e1f0" style:font-weight-asian="normal" style:font-weight-complex="normal"/>
    </style:style>
    <style:style style:name="T30" style:family="text">
      <style:text-properties style:text-position="0% 100%" style:text-underline-style="none" fo:font-weight="normal" officeooo:rsid="002270ae" style:font-weight-asian="normal" style:font-weight-complex="normal"/>
    </style:style>
    <style:style style:name="T31" style:family="text">
      <style:text-properties style:text-position="0% 100%" style:text-underline-style="none" fo:font-weight="normal" officeooo:rsid="0025bc39"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FOR MINI PROJECT</text:p>
      <text:p text:style-name="P1"/>
      <text:p text:style-name="P1">TEAM: 12</text:p>
      <text:p text:style-name="P1"/>
      <text:p text:style-name="P1">TOPIC: CURRENCY</text:p>
      <text:p text:style-name="P1"/>
      <text:p text:style-name="P2"><text:span text:style-name="T3">Problem Statement:</text:span><text:span text:style-name="T5"> </text:span>After graduating from your college, your friends decided to settle in different countries. In a few years, you planned to launch a start up together. Obviously, it required transactions of money, and repeated conversions of different currencies. For converting a currency, you’ll go to some Trade Bank, which will apply a certain conversion rate.</text:p>
      <text:p text:style-name="P2">Since your startup requires frequent conversion of currencies from all over the world, you decided to develop an algorithm that provides you the best way of exchanging currencies.</text:p>
      <text:p text:style-name="P21"/>
      <text:p text:style-name="P22"><text:span text:style-name="T4">Overall approach to the problem statement:</text:span><text:span text:style-name="T12"> </text:span><text:span text:style-name="T13">One of the main challenges that needed to be overcome while solving the problem statement was that of time complexity and the way we tackled it was by using hash tables </text:span><text:span text:style-name="T21">and arrays</text:span></text:p>
      <text:p text:style-name="P17"/>
      <text:p text:style-name="P2"/>
      <text:p text:style-name="P4">a. Data Structures used:</text:p>
      <text:p text:style-name="P2"/>
      <text:list xml:id="list1778898968" text:style-name="L1">
        <text:list-item>
          <text:p text:style-name="P12">Graphs</text:p>
          <text:p text:style-name="P13"/>
          <text:p text:style-name="P13">The essence of the whole project was implementing graphs in an optimum manner to deal with vertices (as strings) and weights (as integers). <text:span text:style-name="T1">This</text:span> was done using adjacency lists <text:span text:style-name="T1">mainly due to the fact that it decreases </text:span>the time complexities of many of the routines performed in the algorithm.</text:p>
          <text:p text:style-name="P13"/>
        </text:list-item>
        <text:list-item>
          <text:p text:style-name="P12">Arrays</text:p>
          <text:p text:style-name="P13"/>
          <text:p text:style-name="P14">Arrays are an essential part of nearly any code. We used arrays for multiple purposes including the implementation of Heaps in Dijkstra’s algorithm. The most prominent use of arrays in the code was to store the collection of banks (which, when coupled with Hash Tables, was used to access the adjacency lists of any bank in constant time during each query in the main.c driver).</text:p>
          <text:p text:style-name="P14"/>
        </text:list-item>
        <text:list-item>
          <text:p text:style-name="P12">Hash Tables</text:p>
          <text:p text:style-name="P13"/>
          <text:p text:style-name="P16"><text:span text:style-name="T27">A hash table was used to register a bank/currency </text:span><text:span text:style-name="T28">and assign it a unique key (depending on when they were inputted by the user).</text:span><text:span text:style-name="T25"> </text:span><text:span text:style-name="T26">Hash Tables were used to make the traversal through the list of banks and currencies easier. Without hash tables, we would have to traverse through the whole array of graph pointers to add banks or update currencies in the adjacency list. Instead now we can find the index of the bank in the array of the graph pointers, <text:s/>by applying the hash function on the Bank Name string and getting the bank index which is stored in the Hash Table. Similarly, hash tables have been used to uniformly update currency weights. There were two reasons behind implementing hash tables. Firstly, due to its efficient time complexity <text:s/>for most of the basic operations (O(1)). Secondly, because it is much easier dealing with numbers than dealing with strings. The hash function converts all strings inputted into numbers using Horner’s rule and this makes maintaining the graphs much easier.</text:span></text:p>
          <text:p text:style-name="P14"/>
        </text:list-item>
        <text:list-item>
          <text:p text:style-name="P12">Min Heaps (for implementing Dijkstra’s algorithm)</text:p>
          <text:p text:style-name="P13"/>
          <text:p text:style-name="P15"><text:soft-page-break/>The main reason behind using min heaps was to decrease the time complexity of Dijkstra’s algorithm as much as possible. <text:span text:style-name="T22">Min heaps have been used to find the minimum currency conversion and update the weights with every iteration of Dijkstra’s algorithm with time complexity O(log v).</text:span></text:p>
        </text:list-item>
      </text:list>
      <text:p text:style-name="P3"/>
      <text:p text:style-name="P5"/>
      <text:p text:style-name="P6">b. Algorithms used and their complexity:</text:p>
      <text:p text:style-name="P6"/>
      <text:p text:style-name="P10">Dijkstra’s Algorithm –<text:span text:style-name="T14"> </text:span><text:span text:style-name="T15">T</text:span><text:span text:style-name="T16">he</text:span><text:span text:style-name="T15"> standard algorithm that helps us find the minimum path </text:span><text:span text:style-name="T16">from a source vertex to every other vertex of a graph. This algorithm will be used after the graph and currency editing is done by the user. The user will need to enter two currencies (from and to) and Dijkstra’s algorithm will be run N number of times (where N is the number of trade banks) to find out the minimum path from the source vertex to the destination vertex and the variable containing the final answer will be updated every time Dijkstra’s algorithm reports a value lower than the value for the previous trade bank.</text:span></text:p>
      <text:p text:style-name="P8"/>
      <text:p text:style-name="P11"><text:span text:style-name="T14">Dijkstra’s algorithm takes </text:span><text:span text:style-name="T17">O(vlogv + elogv) </text:span><text:span text:style-name="T18">time </text:span><text:span text:style-name="T17">if we use min heap</text:span><text:span text:style-name="T18">s for adjacency lists </text:span><text:span text:style-name="T19">due to the update heap function (every iteration of which takes O(logv) time) being run v times and the extract min function </text:span><text:span text:style-name="T20">being run</text:span></text:p>
      <text:p text:style-name="P7"/>
      <text:p text:style-name="P6">c. Division of work:</text:p>
      <text:p text:style-name="P9"/>
      <text:p text:style-name="P18"><text:span text:style-name="T7">Aum: Implementation of </text:span><text:span text:style-name="T9">int </text:span><text:span text:style-name="T7">main</text:span><text:span text:style-name="T9">()</text:span><text:span text:style-name="T7"> driver function. </text:span><text:span text:style-name="T8">G</text:span><text:span text:style-name="T7">enerating </text:span><text:span text:style-name="T8">clearly specified </text:span><text:span text:style-name="T7">test cases using the help of generator.c. </text:span><text:span text:style-name="T8">Report </text:span><text:span text:style-name="T11">and README.md. </text:span><text:span text:style-name="T30">H</text:span><text:span text:style-name="T31">orner’s rule hash function.</text:span></text:p>
      <text:p text:style-name="P19"><text:span text:style-name="T6"/></text:p>
      <text:p text:style-name="P19"><text:span text:style-name="T6">Khush : Helped in structuring and debugging the graph structure. Aided in making/debugging the main menu input and function calls. Helped in finding cycles algorith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Whitney" svg:font-family="Whitney, 'Helvetica Neue', Helvetica, Arial, sans-serif"/>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7T19:38:35.361558624</meta:creation-date>
    <dc:date>2021-05-08T19:33:24.355016499</dc:date>
    <meta:editing-duration>PT2H51M50S</meta:editing-duration>
    <meta:editing-cycles>8</meta:editing-cycles>
    <meta:generator>LibreOffice/6.4.6.2$Linux_X86_64 LibreOffice_project/40$Build-2</meta:generator>
    <meta:document-statistic meta:table-count="0" meta:image-count="0" meta:object-count="0" meta:page-count="2" meta:paragraph-count="21" meta:word-count="685" meta:character-count="4099" meta:non-whitespace-character-count="3436"/>
  </office:meta>
</office:document-meta>
</file>